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B000003FB4634AA3C56B83463.png" manifest:media-type="image/png"/>
  <manifest:file-entry manifest:full-path="Pictures/1000000000000785000003F6E086BFA74676B279.png" manifest:media-type="image/png"/>
  <manifest:file-entry manifest:full-path="Pictures/1000000000000782000003F5234CBA45BE0EB749.png" manifest:media-type="image/png"/>
  <manifest:file-entry manifest:full-path="Pictures/1000000000000773000003F6AC623EF1E5112F73.png" manifest:media-type="image/png"/>
  <manifest:file-entry manifest:full-path="Pictures/100000000000077B000003FA53810246D1684C81.png" manifest:media-type="image/png"/>
  <manifest:file-entry manifest:full-path="Pictures/100000000000077F000003FB76F7FF3F61C6ECBC.png" manifest:media-type="image/png"/>
  <manifest:file-entry manifest:full-path="Pictures/1000000000000780000003FBFA00F32A723431D6.png" manifest:media-type="image/png"/>
  <manifest:file-entry manifest:full-path="Pictures/100000000000077D000003F92625785710C2D19B.png" manifest:media-type="image/png"/>
  <manifest:file-entry manifest:full-path="Pictures/100000000000077A000003F2838B761EC014ED5B.png" manifest:media-type="image/png"/>
  <manifest:file-entry manifest:full-path="Pictures/100000000000077F000003F48C8F575F8CFFD862.png" manifest:media-type="image/png"/>
  <manifest:file-entry manifest:full-path="Pictures/100000000000077D000003F1146BB9102CB6B8E0.png" manifest:media-type="image/png"/>
  <manifest:file-entry manifest:full-path="Pictures/1000000000000779000003F650828612B951C3C5.png" manifest:media-type="image/png"/>
  <manifest:file-entry manifest:full-path="Pictures/1000000000000757000003F00246AEE2029301BC.png" manifest:media-type="image/png"/>
  <manifest:file-entry manifest:full-path="Pictures/1000000000000785000003FF161A4D34E489ABB7.png" manifest:media-type="image/png"/>
  <manifest:file-entry manifest:full-path="Pictures/1000000000000777000003F5FBCB1AE8DF5AAC5D.png" manifest:media-type="image/png"/>
  <manifest:file-entry manifest:full-path="Pictures/1000000000000777000003F5A4908EB1C3D71F35.png" manifest:media-type="image/png"/>
  <manifest:file-entry manifest:full-path="Pictures/100000000000077E000003FA435090621C11481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3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2" draw:text-style-name="P3" draw:layer="layout" svg:width="27.999cm" svg:height="14.887cm" svg:x="0.029cm" svg:y="0.432cm">
          <draw:image xlink:href="Pictures/1000000000000773000003F6AC623EF1E5112F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2" draw:text-style-name="P3" draw:layer="layout" svg:width="27.999cm" svg:height="14.883cm" svg:x="0.029cm" svg:y="0.434cm">
          <draw:image xlink:href="Pictures/100000000000077B000003FA53810246D1684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2" draw:text-style-name="P3" draw:layer="layout" svg:width="27.999cm" svg:height="14.867cm" svg:x="0.029cm" svg:y="0.442cm">
          <draw:image xlink:href="Pictures/100000000000077F000003FB76F7FF3F61C6EC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2" draw:text-style-name="P3" draw:layer="layout" svg:width="27.999cm" svg:height="14.853cm" svg:x="0.029cm" svg:y="0.449cm">
          <draw:image xlink:href="Pictures/100000000000077D000003F92625785710C2D1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2" draw:text-style-name="P3" draw:layer="layout" svg:width="27.999cm" svg:height="14.774cm" svg:x="0.029cm" svg:y="0.489cm">
          <draw:image xlink:href="Pictures/100000000000077A000003F2838B761EC014ED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2" draw:text-style-name="P3" draw:layer="layout" svg:width="27.999cm" svg:height="14.859cm" svg:x="0.029cm" svg:y="0.446cm">
          <draw:image xlink:href="Pictures/1000000000000780000003FBFA00F32A723431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2" draw:text-style-name="P3" draw:layer="layout" svg:width="27.999cm" svg:height="14.756cm" svg:x="0.029cm" svg:y="0.498cm">
          <draw:image xlink:href="Pictures/1000000000000782000003F5234CBA45BE0EB7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2" draw:text-style-name="P3" draw:layer="layout" svg:width="27.999cm" svg:height="14.898cm" svg:x="0.029cm" svg:y="0.427cm">
          <draw:image xlink:href="Pictures/100000000000077B000003FB4634AA3C56B834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2" draw:text-style-name="P3" draw:layer="layout" svg:width="27.999cm" svg:height="14.765cm" svg:x="0.029cm" svg:y="0.493cm">
          <draw:image xlink:href="Pictures/100000000000077F000003F48C8F575F8CFFD8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2" draw:text-style-name="P3" draw:layer="layout" svg:width="27.999cm" svg:height="14.736cm" svg:x="0.029cm" svg:y="0.508cm">
          <draw:image xlink:href="Pictures/100000000000077D000003F1146BB9102CB6B8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3" draw:text-style-name="P4" draw:layer="layout" svg:width="27.999cm" svg:height="14.84cm" svg:x="0.029cm" svg:y="0.456cm">
          <draw:image xlink:href="Pictures/1000000000000779000003F650828612B951C3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2" draw:text-style-name="P3" draw:layer="layout" svg:width="27.999cm" svg:height="14.748cm" svg:x="0.029cm" svg:y="0.502cm">
          <draw:image xlink:href="Pictures/1000000000000785000003F6E086BFA74676B2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5" draw:layer="layout" svg:width="25.199cm" svg:height="9.134cm" svg:x="1.4cm" svg:y="3.685cm" presentation:class="subtitle" presentation:placeholder="true">
          <draw:text-box/>
        </draw:frame>
        <draw:frame draw:style-name="gr2" draw:text-style-name="P3" draw:layer="layout" svg:width="27.999cm" svg:height="15.019cm" svg:x="0.029cm" svg:y="0.366cm">
          <draw:image xlink:href="Pictures/1000000000000757000003F00246AEE2029301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2" draw:text-style-name="P3" draw:layer="layout" svg:width="27.999cm" svg:height="14.879cm" svg:x="0.029cm" svg:y="0.436cm">
          <draw:image xlink:href="Pictures/1000000000000785000003FF161A4D34E489AB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2" draw:text-style-name="P3" draw:layer="layout" svg:width="27.999cm" svg:height="14.841cm" svg:x="0.029cm" svg:y="0.455cm">
          <draw:image xlink:href="Pictures/1000000000000777000003F5FBCB1AE8DF5AAC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2" draw:text-style-name="P3" draw:layer="layout" svg:width="27.999cm" svg:height="14.841cm" svg:x="0.029cm" svg:y="0.455cm">
          <draw:image xlink:href="Pictures/1000000000000777000003F5A4908EB1C3D71F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3" draw:text-style-name="P4" draw:layer="layout" svg:width="27.999cm" svg:height="14.86cm" svg:x="0.029cm" svg:y="0.446cm">
          <draw:image xlink:href="Pictures/100000000000077E000003FA435090621C1148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3T09:07:33.491000000</meta:creation-date>
    <meta:editing-duration>PT6M1S</meta:editing-duration>
    <meta:editing-cycles>2</meta:editing-cycles>
    <meta:generator>LibreOffice/7.2.0.4$Windows_X86_64 LibreOffice_project/9a9c6381e3f7a62afc1329bd359cc48accb6435b</meta:generator>
    <dc:date>2022-10-13T09:23:42.337000000</dc:date>
    <meta:document-statistic meta:object-count="142"/>
  </office:meta>
</office:document-meta>
</file>